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654in"/>
    </style:style>
    <style:style style:name="co2" style:family="table-column">
      <style:table-column-properties fo:break-before="auto" style:column-width="0.5772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1.3472in"/>
    </style:style>
    <style:style style:name="co6" style:family="table-column">
      <style:table-column-properties fo:break-before="auto" style:column-width="1.3929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5992in"/>
    </style:style>
    <style:style style:name="co9" style:family="table-column">
      <style:table-column-properties fo:break-before="auto" style:column-width="0.6453in"/>
    </style:style>
    <style:style style:name="co10" style:family="table-column">
      <style:table-column-properties fo:break-before="auto" style:column-width="0.7807in"/>
    </style:style>
    <style:style style:name="co11" style:family="table-column">
      <style:table-column-properties fo:break-before="auto" style:column-width="1.5402in"/>
    </style:style>
    <style:style style:name="co12" style:family="table-column">
      <style:table-column-properties fo:break-before="auto" style:column-width="0.9283in"/>
    </style:style>
    <style:style style:name="co13" style:family="table-column">
      <style:table-column-properties fo:break-before="auto" style:column-width="1.7102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1.8008in"/>
    </style:style>
    <style:style style:name="co16" style:family="table-column">
      <style:table-column-properties fo:break-before="auto" style:column-width="1.5173in"/>
    </style:style>
    <style:style style:name="co17" style:family="table-column">
      <style:table-column-properties fo:break-before="auto" style:column-width="1.5634in"/>
    </style:style>
    <style:style style:name="co18" style:family="table-column">
      <style:table-column-properties fo:break-before="auto" style:column-width="1.6874in"/>
    </style:style>
    <style:style style:name="co19" style:family="table-column">
      <style:table-column-properties fo:break-before="auto" style:column-width="1.4272in"/>
    </style:style>
    <style:style style:name="co20" style:family="table-column">
      <style:table-column-properties fo:break-before="auto" style:column-width="1.4835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6.5_dataset_klb_s1-mamut-linked_turning_on_cell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Spot ID</text:p>
          </table:table-cell>
          <table:table-cell office:value-type="string" calcext:value-type="string">
            <text:p>Track ID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Cell division time</text:p>
          </table:table-cell>
          <table:table-cell office:value-type="string" calcext:value-type="string">
            <text:p>Source ID</text:p>
          </table:table-cell>
          <table:table-cell office:value-type="string" calcext:value-type="string">
            <text:p>Manual spot color</text:p>
          </table:table-cell>
          <table:table-cell office:value-type="string" calcext:value-type="string">
            <text:p>Mean intensity ch1</text:p>
          </table:table-cell>
          <table:table-cell office:value-type="string" calcext:value-type="string">
            <text:p>Median intensity ch1</text:p>
          </table:table-cell>
          <table:table-cell office:value-type="string" calcext:value-type="string">
            <text:p>Min intensity ch1</text:p>
          </table:table-cell>
          <table:table-cell office:value-type="string" calcext:value-type="string">
            <text:p>Max intensity ch1</text:p>
          </table:table-cell>
          <table:table-cell office:value-type="string" calcext:value-type="string">
            <text:p>Sum intensity ch1</text:p>
          </table:table-cell>
          <table:table-cell office:value-type="string" calcext:value-type="string">
            <text:p>Std intensity ch1</text:p>
          </table:table-cell>
          <table:table-cell office:value-type="string" calcext:value-type="string">
            <text:p>Contrast ch1</text:p>
          </table:table-cell>
          <table:table-cell office:value-type="string" calcext:value-type="string">
            <text:p>Signal/Noise ratio ch1</text:p>
          </table:table-cell>
        </table:table-row>
        <table:table-row table:style-name="ro1">
          <table:table-cell office:value-type="string" calcext:value-type="string">
            <text:p>ID2118</text:p>
          </table:table-cell>
          <table:table-cell office:value-type="float" office:value="2118" calcext:value-type="float">
            <text:p>211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30.48466324451" calcext:value-type="float">
            <text:p>330.48466324451</text:p>
          </table:table-cell>
          <table:table-cell office:value-type="float" office:value="1358.15436061213" calcext:value-type="float">
            <text:p>1358.15436061213</text:p>
          </table:table-cell>
          <table:table-cell office:value-type="float" office:value="-83.7774310349352" calcext:value-type="float">
            <text:p>-83.777431034935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8689407540395" calcext:value-type="float">
            <text:p>10.86894075403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54" calcext:value-type="float">
            <text:p>6054</text:p>
          </table:table-cell>
          <table:table-cell office:value-type="float" office:value="4.53035975254624" calcext:value-type="float">
            <text:p>4.53035975254624</text:p>
          </table:table-cell>
          <table:table-cell office:value-type="float" office:value="0.276896325422021" calcext:value-type="float">
            <text:p>0.276896325422021</text:p>
          </table:table-cell>
          <table:table-cell office:value-type="float" office:value="1.04050957725208" calcext:value-type="float">
            <text:p>1.04050957725208</text:p>
          </table:table-cell>
        </table:table-row>
        <table:table-row table:style-name="ro1">
          <table:table-cell office:value-type="string" calcext:value-type="string">
            <text:p>ID2125</text:p>
          </table:table-cell>
          <table:table-cell office:value-type="float" office:value="2125" calcext:value-type="float">
            <text:p>212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30.48466324451" calcext:value-type="float">
            <text:p>330.48466324451</text:p>
          </table:table-cell>
          <table:table-cell office:value-type="float" office:value="1432.1252394686" calcext:value-type="float">
            <text:p>1432.1252394686</text:p>
          </table:table-cell>
          <table:table-cell office:value-type="float" office:value="18.6437858432535" calcext:value-type="float">
            <text:p>18.643785843253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.3123877917416" calcext:value-type="float">
            <text:p>24.312387791741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3542" calcext:value-type="float">
            <text:p>13542</text:p>
          </table:table-cell>
          <table:table-cell office:value-type="float" office:value="3.64761785975258" calcext:value-type="float">
            <text:p>3.64761785975258</text:p>
          </table:table-cell>
          <table:table-cell office:value-type="float" office:value="0.162812200048119" calcext:value-type="float">
            <text:p>0.162812200048119</text:p>
          </table:table-cell>
          <table:table-cell office:value-type="float" office:value="1.86648988916334" calcext:value-type="float">
            <text:p>1.86648988916334</text:p>
          </table:table-cell>
        </table:table-row>
        <table:table-row table:style-name="ro1">
          <table:table-cell office:value-type="string" calcext:value-type="string">
            <text:p>ID2128</text:p>
          </table:table-cell>
          <table:table-cell office:value-type="float" office:value="2128" calcext:value-type="float">
            <text:p>212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39.141347841348" calcext:value-type="float">
            <text:p>339.141347841348</text:p>
          </table:table-cell>
          <table:table-cell office:value-type="float" office:value="1458.8533742218" calcext:value-type="float">
            <text:p>1458.8533742218</text:p>
          </table:table-cell>
          <table:table-cell office:value-type="float" office:value="-8.0416027784449" calcext:value-type="float">
            <text:p>-8.041602778444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94973070017952" calcext:value-type="float">
            <text:p>6.9497307001795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871" calcext:value-type="float">
            <text:p>3871</text:p>
          </table:table-cell>
          <table:table-cell office:value-type="float" office:value="5.33964951487788" calcext:value-type="float">
            <text:p>5.33964951487788</text:p>
          </table:table-cell>
          <table:table-cell office:value-type="float" office:value="0.269052070220724" calcext:value-type="float">
            <text:p>0.269052070220724</text:p>
          </table:table-cell>
          <table:table-cell office:value-type="float" office:value="0.551876773200474" calcext:value-type="float">
            <text:p>0.551876773200474</text:p>
          </table:table-cell>
        </table:table-row>
        <table:table-row table:style-name="ro1">
          <table:table-cell office:value-type="string" calcext:value-type="string">
            <text:p>ID2133</text:p>
          </table:table-cell>
          <table:table-cell office:value-type="float" office:value="2133" calcext:value-type="float">
            <text:p>213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58.397656477469" calcext:value-type="float">
            <text:p>358.397656477469</text:p>
          </table:table-cell>
          <table:table-cell office:value-type="float" office:value="1559.75643147507" calcext:value-type="float">
            <text:p>1559.75643147507</text:p>
          </table:table-cell>
          <table:table-cell office:value-type="float" office:value="-8.0416027784449" calcext:value-type="float">
            <text:p>-8.041602778444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.1561938958707" calcext:value-type="float">
            <text:p>32.156193895870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7911" calcext:value-type="float">
            <text:p>17911</text:p>
          </table:table-cell>
          <table:table-cell office:value-type="float" office:value="5.77569503293031" calcext:value-type="float">
            <text:p>5.77569503293031</text:p>
          </table:table-cell>
          <table:table-cell office:value-type="float" office:value="0.161099870619297" calcext:value-type="float">
            <text:p>0.161099870619297</text:p>
          </table:table-cell>
          <table:table-cell office:value-type="float" office:value="1.54495557445815" calcext:value-type="float">
            <text:p>1.54495557445815</text:p>
          </table:table-cell>
        </table:table-row>
        <table:table-row table:style-name="ro1">
          <table:table-cell office:value-type="string" calcext:value-type="string">
            <text:p>ID2145</text:p>
          </table:table-cell>
          <table:table-cell office:value-type="float" office:value="2145" calcext:value-type="float">
            <text:p>214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46.092979884797" calcext:value-type="float">
            <text:p>146.092979884797</text:p>
          </table:table-cell>
          <table:table-cell office:value-type="float" office:value="1426.27978111424" calcext:value-type="float">
            <text:p>1426.27978111424</text:p>
          </table:table-cell>
          <table:table-cell office:value-type="float" office:value="-381.522490522577" calcext:value-type="float">
            <text:p>-381.52249052257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.4847396768402" calcext:value-type="float">
            <text:p>19.484739676840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0853" calcext:value-type="float">
            <text:p>10853</text:p>
          </table:table-cell>
          <table:table-cell office:value-type="float" office:value="7.28765590393757" calcext:value-type="float">
            <text:p>7.28765590393757</text:p>
          </table:table-cell>
          <table:table-cell office:value-type="float" office:value="0.228488971765005" calcext:value-type="float">
            <text:p>0.228488971765005</text:p>
          </table:table-cell>
          <table:table-cell office:value-type="float" office:value="0.994559398896111" calcext:value-type="float">
            <text:p>0.994559398896111</text:p>
          </table:table-cell>
        </table:table-row>
        <table:table-row table:style-name="ro1">
          <table:table-cell office:value-type="string" calcext:value-type="string">
            <text:p>ID2148</text:p>
          </table:table-cell>
          <table:table-cell office:value-type="float" office:value="2148" calcext:value-type="float">
            <text:p>214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73.758230828807" calcext:value-type="float">
            <text:p>173.758230828807</text:p>
          </table:table-cell>
          <table:table-cell office:value-type="float" office:value="1477.46049536066" calcext:value-type="float">
            <text:p>1477.46049536066</text:p>
          </table:table-cell>
          <table:table-cell office:value-type="float" office:value="-478.350868826611" calcext:value-type="float">
            <text:p>-478.35086882661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.5906642728904" calcext:value-type="float">
            <text:p>38.5906642728904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21495" calcext:value-type="float">
            <text:p>21495</text:p>
          </table:table-cell>
          <table:table-cell office:value-type="float" office:value="10.9769765148181" calcext:value-type="float">
            <text:p>10.9769765148181</text:p>
          </table:table-cell>
          <table:table-cell office:value-type="float" office:value="0.14910391965439" calcext:value-type="float">
            <text:p>0.14910391965439</text:p>
          </table:table-cell>
          <table:table-cell office:value-type="float" office:value="0.91234536327968" calcext:value-type="float">
            <text:p>0.91234536327968</text:p>
          </table:table-cell>
        </table:table-row>
        <table:table-row table:style-name="ro1">
          <table:table-cell office:value-type="string" calcext:value-type="string">
            <text:p>ID2153</text:p>
          </table:table-cell>
          <table:table-cell office:value-type="float" office:value="2153" calcext:value-type="float">
            <text:p>2153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390.930450739284" calcext:value-type="float">
            <text:p>390.930450739284</text:p>
          </table:table-cell>
          <table:table-cell office:value-type="float" office:value="1524.49142196547" calcext:value-type="float">
            <text:p>1524.49142196547</text:p>
          </table:table-cell>
          <table:table-cell office:value-type="float" office:value="-644.342374490669" calcext:value-type="float">
            <text:p>-644.34237449066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.8563734290844" calcext:value-type="float">
            <text:p>16.85637342908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389" calcext:value-type="float">
            <text:p>9389</text:p>
          </table:table-cell>
          <table:table-cell office:value-type="float" office:value="9.48346818620261" calcext:value-type="float">
            <text:p>9.48346818620261</text:p>
          </table:table-cell>
          <table:table-cell office:value-type="float" office:value="0.274300913883408" calcext:value-type="float">
            <text:p>0.274300913883408</text:p>
          </table:table-cell>
          <table:table-cell office:value-type="float" office:value="0.765212768054639" calcext:value-type="float">
            <text:p>0.765212768054639</text:p>
          </table:table-cell>
        </table:table-row>
        <table:table-row table:style-name="ro1">
          <table:table-cell office:value-type="string" calcext:value-type="string">
            <text:p>ID2156</text:p>
          </table:table-cell>
          <table:table-cell office:value-type="float" office:value="2156" calcext:value-type="float">
            <text:p>215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368.798249984076" calcext:value-type="float">
            <text:p>368.798249984076</text:p>
          </table:table-cell>
          <table:table-cell office:value-type="float" office:value="1599.1875995143" calcext:value-type="float">
            <text:p>1599.1875995143</text:p>
          </table:table-cell>
          <table:table-cell office:value-type="float" office:value="-658.174999962674" calcext:value-type="float">
            <text:p>-658.17499996267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.1831238779174" calcext:value-type="float">
            <text:p>30.183123877917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6812" calcext:value-type="float">
            <text:p>16812</text:p>
          </table:table-cell>
          <table:table-cell office:value-type="float" office:value="7.17651562771033" calcext:value-type="float">
            <text:p>7.17651562771033</text:p>
          </table:table-cell>
          <table:table-cell office:value-type="float" office:value="0.0801783381145125" calcext:value-type="float">
            <text:p>0.080178338114513</text:p>
          </table:table-cell>
          <table:table-cell office:value-type="float" office:value="0.624370151986591" calcext:value-type="float">
            <text:p>0.624370151986591</text:p>
          </table:table-cell>
        </table:table-row>
        <table:table-row table:style-name="ro1">
          <table:table-cell office:value-type="string" calcext:value-type="string">
            <text:p>ID2160</text:p>
          </table:table-cell>
          <table:table-cell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52.604196019235" calcext:value-type="float">
            <text:p>252.604196019235</text:p>
          </table:table-cell>
          <table:table-cell office:value-type="float" office:value="1307.319202055" calcext:value-type="float">
            <text:p>1307.319202055</text:p>
          </table:table-cell>
          <table:table-cell office:value-type="float" office:value="-91.0373556104742" calcext:value-type="float">
            <text:p>-91.037355610474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16876122082585" calcext:value-type="float">
            <text:p>3.16876122082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765" calcext:value-type="float">
            <text:p>1765</text:p>
          </table:table-cell>
          <table:table-cell office:value-type="float" office:value="3.87394368179462" calcext:value-type="float">
            <text:p>3.87394368179462</text:p>
          </table:table-cell>
          <table:table-cell office:value-type="float" office:value="-0.0199363273315703" calcext:value-type="float">
            <text:p>-0.01993632733157</text:p>
          </table:table-cell>
          <table:table-cell office:value-type="float" office:value="-0.0332779888025226" calcext:value-type="float">
            <text:p>-0.033277988802523</text:p>
          </table:table-cell>
        </table:table-row>
        <table:table-row table:style-name="ro1">
          <table:table-cell office:value-type="string" calcext:value-type="string">
            <text:p>ID2163</text:p>
          </table:table-cell>
          <table:table-cell office:value-type="float" office:value="2163" calcext:value-type="float">
            <text:p>216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81.652709510445" calcext:value-type="float">
            <text:p>281.652709510445</text:p>
          </table:table-cell>
          <table:table-cell office:value-type="float" office:value="1409.68063054783" calcext:value-type="float">
            <text:p>1409.68063054783</text:p>
          </table:table-cell>
          <table:table-cell office:value-type="float" office:value="-77.2047301384693" calcext:value-type="float">
            <text:p>-77.204730138469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.5691202872531" calcext:value-type="float">
            <text:p>35.569120287253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9812" calcext:value-type="float">
            <text:p>19812</text:p>
          </table:table-cell>
          <table:table-cell office:value-type="float" office:value="5.089944394288" calcext:value-type="float">
            <text:p>5.089944394288</text:p>
          </table:table-cell>
          <table:table-cell office:value-type="float" office:value="0.170826308132857" calcext:value-type="float">
            <text:p>0.170826308132857</text:p>
          </table:table-cell>
          <table:table-cell office:value-type="float" office:value="2.03916498285056" calcext:value-type="float">
            <text:p>2.03916498285056</text:p>
          </table:table-cell>
        </table:table-row>
        <table:table-row table:style-name="ro1">
          <table:table-cell office:value-type="string" calcext:value-type="string">
            <text:p>ID2167</text:p>
          </table:table-cell>
          <table:table-cell office:value-type="float" office:value="2167" calcext:value-type="float">
            <text:p>2167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08.339794508819" calcext:value-type="float">
            <text:p>208.339794508819</text:p>
          </table:table-cell>
          <table:table-cell office:value-type="float" office:value="1485.76007064386" calcext:value-type="float">
            <text:p>1485.76007064386</text:p>
          </table:table-cell>
          <table:table-cell office:value-type="float" office:value="-132.535232026489" calcext:value-type="float">
            <text:p>-132.53523202648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6786355475763" calcext:value-type="float">
            <text:p>12.678635547576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062" calcext:value-type="float">
            <text:p>7062</text:p>
          </table:table-cell>
          <table:table-cell office:value-type="float" office:value="2.77173418010043" calcext:value-type="float">
            <text:p>2.77173418010043</text:p>
          </table:table-cell>
          <table:table-cell office:value-type="float" office:value="0.287944463412615" calcext:value-type="float">
            <text:p>0.287944463412615</text:p>
          </table:table-cell>
          <table:table-cell office:value-type="float" office:value="2.04532596712172" calcext:value-type="float">
            <text:p>2.04532596712172</text:p>
          </table:table-cell>
        </table:table-row>
        <table:table-row table:style-name="ro1">
          <table:table-cell office:value-type="string" calcext:value-type="string">
            <text:p>ID2177</text:p>
          </table:table-cell>
          <table:table-cell office:value-type="float" office:value="2177" calcext:value-type="float">
            <text:p>2177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38.77157054723" calcext:value-type="float">
            <text:p>238.77157054723</text:p>
          </table:table-cell>
          <table:table-cell office:value-type="float" office:value="1565.98929838149" calcext:value-type="float">
            <text:p>1565.98929838149</text:p>
          </table:table-cell>
          <table:table-cell office:value-type="float" office:value="-91.0373556104742" calcext:value-type="float">
            <text:p>-91.037355610474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.8348294434471" calcext:value-type="float">
            <text:p>25.834829443447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4390" calcext:value-type="float">
            <text:p>14390</text:p>
          </table:table-cell>
          <table:table-cell office:value-type="float" office:value="5.24589670219179" calcext:value-type="float">
            <text:p>5.24589670219179</text:p>
          </table:table-cell>
          <table:table-cell office:value-type="float" office:value="0.229567166863765" calcext:value-type="float">
            <text:p>0.229567166863765</text:p>
          </table:table-cell>
          <table:table-cell office:value-type="float" office:value="1.83896463194611" calcext:value-type="float">
            <text:p>1.83896463194611</text:p>
          </table:table-cell>
        </table:table-row>
        <table:table-row table:style-name="ro1">
          <table:table-cell office:value-type="string" calcext:value-type="string">
            <text:p>ID2183</text:p>
          </table:table-cell>
          <table:table-cell office:value-type="float" office:value="2183" calcext:value-type="float">
            <text:p>218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2.373109740632" calcext:value-type="float">
            <text:p>122.373109740632</text:p>
          </table:table-cell>
          <table:table-cell office:value-type="float" office:value="1392.41075032598" calcext:value-type="float">
            <text:p>1392.41075032598</text:p>
          </table:table-cell>
          <table:table-cell office:value-type="float" office:value="-338.28038784106" calcext:value-type="float">
            <text:p>-338.2803878410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.8904847396768" calcext:value-type="float">
            <text:p>11.890484739676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623" calcext:value-type="float">
            <text:p>6623</text:p>
          </table:table-cell>
          <table:table-cell office:value-type="float" office:value="3.8925125434988" calcext:value-type="float">
            <text:p>3.8925125434988</text:p>
          </table:table-cell>
          <table:table-cell office:value-type="float" office:value="0.345465877535276" calcext:value-type="float">
            <text:p>0.345465877535276</text:p>
          </table:table-cell>
          <table:table-cell office:value-type="float" office:value="1.56867149289641" calcext:value-type="float">
            <text:p>1.56867149289641</text:p>
          </table:table-cell>
        </table:table-row>
        <table:table-row table:style-name="ro1">
          <table:table-cell office:value-type="string" calcext:value-type="string">
            <text:p>ID2186</text:p>
          </table:table-cell>
          <table:table-cell office:value-type="float" office:value="2186" calcext:value-type="float">
            <text:p>2186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10.498763208417" calcext:value-type="float">
            <text:p>110.498763208417</text:p>
          </table:table-cell>
          <table:table-cell office:value-type="float" office:value="1399.8754964088" calcext:value-type="float">
            <text:p>1399.8754964088</text:p>
          </table:table-cell>
          <table:table-cell office:value-type="float" office:value="-406.460141328806" calcext:value-type="float">
            <text:p>-406.46014132880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.5960502692998" calcext:value-type="float">
            <text:p>33.596050269299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8713" calcext:value-type="float">
            <text:p>18713</text:p>
          </table:table-cell>
          <table:table-cell office:value-type="float" office:value="6.2811971477561" calcext:value-type="float">
            <text:p>6.2811971477561</text:p>
          </table:table-cell>
          <table:table-cell office:value-type="float" office:value="0.24115664237155" calcext:value-type="float">
            <text:p>0.24115664237155</text:p>
          </table:table-cell>
          <table:table-cell office:value-type="float" office:value="2.07849232873426" calcext:value-type="float">
            <text:p>2.07849232873426</text:p>
          </table:table-cell>
        </table:table-row>
        <table:table-row table:style-name="ro1">
          <table:table-cell office:value-type="string" calcext:value-type="string">
            <text:p>ID2201</text:p>
          </table:table-cell>
          <table:table-cell office:value-type="float" office:value="2201" calcext:value-type="float">
            <text:p>220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33.564564764979" calcext:value-type="float">
            <text:p>233.564564764979</text:p>
          </table:table-cell>
          <table:table-cell office:value-type="float" office:value="1450.62197889495" calcext:value-type="float">
            <text:p>1450.62197889495</text:p>
          </table:table-cell>
          <table:table-cell office:value-type="float" office:value="-518.162394753508" calcext:value-type="float">
            <text:p>-518.16239475350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.8797127468582" calcext:value-type="float">
            <text:p>11.879712746858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17" calcext:value-type="float">
            <text:p>6617</text:p>
          </table:table-cell>
          <table:table-cell office:value-type="float" office:value="5.59594868131901" calcext:value-type="float">
            <text:p>5.59594868131901</text:p>
          </table:table-cell>
          <table:table-cell office:value-type="float" office:value="0.439210565221533" calcext:value-type="float">
            <text:p>0.439210565221533</text:p>
          </table:table-cell>
          <table:table-cell office:value-type="float" office:value="1.29571847771421" calcext:value-type="float">
            <text:p>1.29571847771421</text:p>
          </table:table-cell>
        </table:table-row>
        <table:table-row table:style-name="ro1">
          <table:table-cell office:value-type="string" calcext:value-type="string">
            <text:p>ID2198</text:p>
          </table:table-cell>
          <table:table-cell office:value-type="float" office:value="2198" calcext:value-type="float">
            <text:p>2198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79.929000462509" calcext:value-type="float">
            <text:p>279.929000462509</text:p>
          </table:table-cell>
          <table:table-cell office:value-type="float" office:value="1491.17169526684" calcext:value-type="float">
            <text:p>1491.17169526684</text:p>
          </table:table-cell>
          <table:table-cell office:value-type="float" office:value="-537.465496139759" calcext:value-type="float">
            <text:p>-537.46549613975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.8958707360861" calcext:value-type="float">
            <text:p>32.895870736086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8323" calcext:value-type="float">
            <text:p>18323</text:p>
          </table:table-cell>
          <table:table-cell office:value-type="float" office:value="10.2935301764775" calcext:value-type="float">
            <text:p>10.2935301764775</text:p>
          </table:table-cell>
          <table:table-cell office:value-type="float" office:value="0.241782575189074" calcext:value-type="float">
            <text:p>0.241782575189074</text:p>
          </table:table-cell>
          <table:table-cell office:value-type="float" office:value="1.24447586211356" calcext:value-type="float">
            <text:p>1.24447586211356</text:p>
          </table:table-cell>
        </table:table-row>
        <table:table-row table:style-name="ro1">
          <table:table-cell office:value-type="string" calcext:value-type="string">
            <text:p>ID2205</text:p>
          </table:table-cell>
          <table:table-cell office:value-type="float" office:value="2205" calcext:value-type="float">
            <text:p>2205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266.290316488784" calcext:value-type="float">
            <text:p>266.290316488784</text:p>
          </table:table-cell>
          <table:table-cell office:value-type="float" office:value="1185.3676363536" calcext:value-type="float">
            <text:p>1185.3676363536</text:p>
          </table:table-cell>
          <table:table-cell office:value-type="float" office:value="-518.529538385079" calcext:value-type="float">
            <text:p>-518.52953838507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0754039497307" calcext:value-type="float">
            <text:p>10.07540394973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612" calcext:value-type="float">
            <text:p>5612</text:p>
          </table:table-cell>
          <table:table-cell office:value-type="float" office:value="3.24891598803701" calcext:value-type="float">
            <text:p>3.24891598803701</text:p>
          </table:table-cell>
          <table:table-cell office:value-type="float" office:value="0.274054595614094" calcext:value-type="float">
            <text:p>0.274054595614094</text:p>
          </table:table-cell>
          <table:table-cell office:value-type="float" office:value="1.33414499699314" calcext:value-type="float">
            <text:p>1.33414499699314</text:p>
          </table:table-cell>
        </table:table-row>
        <table:table-row table:style-name="ro1">
          <table:table-cell office:value-type="string" calcext:value-type="string">
            <text:p>ID2208</text:p>
          </table:table-cell>
          <table:table-cell office:value-type="float" office:value="2208" calcext:value-type="float">
            <text:p>2208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279.803539901199" calcext:value-type="float">
            <text:p>279.803539901199</text:p>
          </table:table-cell>
          <table:table-cell office:value-type="float" office:value="1274.21128350527" calcext:value-type="float">
            <text:p>1274.21128350527</text:p>
          </table:table-cell>
          <table:table-cell office:value-type="float" office:value="-562.367813437219" calcext:value-type="float">
            <text:p>-562.36781343721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.1508078994614" calcext:value-type="float">
            <text:p>24.15080789946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3452" calcext:value-type="float">
            <text:p>13452</text:p>
          </table:table-cell>
          <table:table-cell office:value-type="float" office:value="4.18874222129797" calcext:value-type="float">
            <text:p>4.18874222129797</text:p>
          </table:table-cell>
          <table:table-cell office:value-type="float" office:value="0.118690439932857" calcext:value-type="float">
            <text:p>0.118690439932857</text:p>
          </table:table-cell>
          <table:table-cell office:value-type="float" office:value="1.22344327383516" calcext:value-type="float">
            <text:p>1.22344327383516</text:p>
          </table:table-cell>
        </table:table-row>
        <table:table-row table:style-name="ro1">
          <table:table-cell office:value-type="string" calcext:value-type="string">
            <text:p>ID2219</text:p>
          </table:table-cell>
          <table:table-cell office:value-type="float" office:value="2219" calcext:value-type="float">
            <text:p>2219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33.649779240919" calcext:value-type="float">
            <text:p>233.649779240919</text:p>
          </table:table-cell>
          <table:table-cell office:value-type="float" office:value="1257.69704085738" calcext:value-type="float">
            <text:p>1257.69704085738</text:p>
          </table:table-cell>
          <table:table-cell office:value-type="float" office:value="-485.097954057297" calcext:value-type="float">
            <text:p>-485.09795405729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57091561938957" calcext:value-type="float">
            <text:p>5.570915619389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03" calcext:value-type="float">
            <text:p>3103</text:p>
          </table:table-cell>
          <table:table-cell office:value-type="float" office:value="3.46733182540574" calcext:value-type="float">
            <text:p>3.46733182540574</text:p>
          </table:table-cell>
          <table:table-cell office:value-type="float" office:value="0.22405090472928" calcext:value-type="float">
            <text:p>0.22405090472928</text:p>
          </table:table-cell>
          <table:table-cell office:value-type="float" office:value="0.588177480847126" calcext:value-type="float">
            <text:p>0.588177480847126</text:p>
          </table:table-cell>
        </table:table-row>
        <table:table-row table:style-name="ro1">
          <table:table-cell office:value-type="string" calcext:value-type="string">
            <text:p>ID2222</text:p>
          </table:table-cell>
          <table:table-cell office:value-type="float" office:value="2222" calcext:value-type="float">
            <text:p>2222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98.087454157503" calcext:value-type="float">
            <text:p>298.087454157503</text:p>
          </table:table-cell>
          <table:table-cell office:value-type="float" office:value="1335.11124435631" calcext:value-type="float">
            <text:p>1335.11124435631</text:p>
          </table:table-cell>
          <table:table-cell office:value-type="float" office:value="-599.67770873915" calcext:value-type="float">
            <text:p>-599.677708739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.8150807899462" calcext:value-type="float">
            <text:p>40.8150807899462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2734" calcext:value-type="float">
            <text:p>22734</text:p>
          </table:table-cell>
          <table:table-cell office:value-type="float" office:value="5.50015587113408" calcext:value-type="float">
            <text:p>5.50015587113408</text:p>
          </table:table-cell>
          <table:table-cell office:value-type="float" office:value="0.0972947006187147" calcext:value-type="float">
            <text:p>0.097294700618715</text:p>
          </table:table-cell>
          <table:table-cell office:value-type="float" office:value="1.31595658953445" calcext:value-type="float">
            <text:p>1.31595658953445</text:p>
          </table:table-cell>
        </table:table-row>
        <table:table-row table:style-name="ro1">
          <table:table-cell office:value-type="string" calcext:value-type="string">
            <text:p>ID2233</text:p>
          </table:table-cell>
          <table:table-cell office:value-type="float" office:value="2233" calcext:value-type="float">
            <text:p>2233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58.838276766319" calcext:value-type="float">
            <text:p>258.838276766319</text:p>
          </table:table-cell>
          <table:table-cell office:value-type="float" office:value="1536.13514570934" calcext:value-type="float">
            <text:p>1536.13514570934</text:p>
          </table:table-cell>
          <table:table-cell office:value-type="float" office:value="-553.461329843948" calcext:value-type="float">
            <text:p>-553.46132984394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.99102333931777" calcext:value-type="float">
            <text:p>9.9910233393177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565" calcext:value-type="float">
            <text:p>5565</text:p>
          </table:table-cell>
          <table:table-cell office:value-type="float" office:value="5.21014421373071" calcext:value-type="float">
            <text:p>5.21014421373071</text:p>
          </table:table-cell>
          <table:table-cell office:value-type="float" office:value="0.295911517036379" calcext:value-type="float">
            <text:p>0.295911517036379</text:p>
          </table:table-cell>
          <table:table-cell office:value-type="float" office:value="0.875743139139529" calcext:value-type="float">
            <text:p>0.875743139139529</text:p>
          </table:table-cell>
        </table:table-row>
        <table:table-row table:style-name="ro1">
          <table:table-cell office:value-type="string" calcext:value-type="string">
            <text:p>ID2236</text:p>
          </table:table-cell>
          <table:table-cell office:value-type="float" office:value="2236" calcext:value-type="float">
            <text:p>223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327.899957175223" calcext:value-type="float">
            <text:p>327.899957175223</text:p>
          </table:table-cell>
          <table:table-cell office:value-type="float" office:value="1504.91729917296" calcext:value-type="float">
            <text:p>1504.91729917296</text:p>
          </table:table-cell>
          <table:table-cell office:value-type="float" office:value="-644.525375685393" calcext:value-type="float">
            <text:p>-644.52537568539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.3339317773788" calcext:value-type="float">
            <text:p>41.3339317773788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23023" calcext:value-type="float">
            <text:p>23023</text:p>
          </table:table-cell>
          <table:table-cell office:value-type="float" office:value="14.0337394505727" calcext:value-type="float">
            <text:p>14.0337394505727</text:p>
          </table:table-cell>
          <table:table-cell office:value-type="float" office:value="0.110399256506178" calcext:value-type="float">
            <text:p>0.110399256506178</text:p>
          </table:table-cell>
          <table:table-cell office:value-type="float" office:value="0.585666375803257" calcext:value-type="float">
            <text:p>0.585666375803257</text:p>
          </table:table-cell>
        </table:table-row>
        <table:table-row table:style-name="ro1">
          <table:table-cell office:value-type="string" calcext:value-type="string">
            <text:p>ID6258</text:p>
          </table:table-cell>
          <table:table-cell office:value-type="float" office:value="6258" calcext:value-type="float">
            <text:p>6258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319.809040050386" calcext:value-type="float">
            <text:p>319.809040050386</text:p>
          </table:table-cell>
          <table:table-cell office:value-type="float" office:value="1234.45680768802" calcext:value-type="float">
            <text:p>1234.45680768802</text:p>
          </table:table-cell>
          <table:table-cell office:value-type="float" office:value="-72.7427997958109" calcext:value-type="float">
            <text:p>-72.742799795810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2190305206463" calcext:value-type="float">
            <text:p>10.21903052064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692" calcext:value-type="float">
            <text:p>5692</text:p>
          </table:table-cell>
          <table:table-cell office:value-type="float" office:value="4.30602686983523" calcext:value-type="float">
            <text:p>4.30602686983523</text:p>
          </table:table-cell>
          <table:table-cell office:value-type="float" office:value="0.335759391558372" calcext:value-type="float">
            <text:p>0.335759391558372</text:p>
          </table:table-cell>
          <table:table-cell office:value-type="float" office:value="1.19306165925115" calcext:value-type="float">
            <text:p>1.19306165925115</text:p>
          </table:table-cell>
        </table:table-row>
        <table:table-row table:style-name="ro1">
          <table:table-cell office:value-type="string" calcext:value-type="string">
            <text:p>ID6255</text:p>
          </table:table-cell>
          <table:table-cell office:value-type="float" office:value="6255" calcext:value-type="float">
            <text:p>6255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360.551630304262" calcext:value-type="float">
            <text:p>360.551630304262</text:p>
          </table:table-cell>
          <table:table-cell office:value-type="float" office:value="1316.76695424064" calcext:value-type="float">
            <text:p>1316.76695424064</text:p>
          </table:table-cell>
          <table:table-cell office:value-type="float" office:value="-8.04160277844484" calcext:value-type="float">
            <text:p>-8.0416027784448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.0664272890486" calcext:value-type="float">
            <text:p>46.066427289048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25659" calcext:value-type="float">
            <text:p>25659</text:p>
          </table:table-cell>
          <table:table-cell office:value-type="float" office:value="8.17925765200969" calcext:value-type="float">
            <text:p>8.17925765200969</text:p>
          </table:table-cell>
          <table:table-cell office:value-type="float" office:value="0.186220527413289" calcext:value-type="float">
            <text:p>0.186220527413289</text:p>
          </table:table-cell>
          <table:table-cell office:value-type="float" office:value="1.76832772205767" calcext:value-type="float">
            <text:p>1.76832772205767</text:p>
          </table:table-cell>
        </table:table-row>
        <table:table-row table:style-name="ro1">
          <table:table-cell office:value-type="string" calcext:value-type="string">
            <text:p>ID6278</text:p>
          </table:table-cell>
          <table:table-cell office:value-type="float" office:value="6278" calcext:value-type="float">
            <text:p>6278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346.441774389608" calcext:value-type="float">
            <text:p>346.441774389608</text:p>
          </table:table-cell>
          <table:table-cell office:value-type="float" office:value="1467.55038542594" calcext:value-type="float">
            <text:p>1467.55038542594</text:p>
          </table:table-cell>
          <table:table-cell office:value-type="float" office:value="-13.7068682185197" calcext:value-type="float">
            <text:p>-13.706868218519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3195691202873" calcext:value-type="float">
            <text:p>12.31956912028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862" calcext:value-type="float">
            <text:p>6862</text:p>
          </table:table-cell>
          <table:table-cell office:value-type="float" office:value="7.30417204824828" calcext:value-type="float">
            <text:p>7.30417204824828</text:p>
          </table:table-cell>
          <table:table-cell office:value-type="float" office:value="0.328041700355205" calcext:value-type="float">
            <text:p>0.328041700355205</text:p>
          </table:table-cell>
          <table:table-cell office:value-type="float" office:value="0.833243361192992" calcext:value-type="float">
            <text:p>0.833243361192992</text:p>
          </table:table-cell>
        </table:table-row>
        <table:table-row table:style-name="ro1">
          <table:table-cell office:value-type="string" calcext:value-type="string">
            <text:p>ID6275</text:p>
          </table:table-cell>
          <table:table-cell office:value-type="float" office:value="6275" calcext:value-type="float">
            <text:p>6275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381.20065087421" calcext:value-type="float">
            <text:p>381.20065087421</text:p>
          </table:table-cell>
          <table:table-cell office:value-type="float" office:value="1625.51093108829" calcext:value-type="float">
            <text:p>1625.51093108829</text:p>
          </table:table-cell>
          <table:table-cell office:value-type="float" office:value="35.9275907540986" calcext:value-type="float">
            <text:p>35.927590754098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.1274685816876" calcext:value-type="float">
            <text:p>31.127468581687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7338" calcext:value-type="float">
            <text:p>17338</text:p>
          </table:table-cell>
          <table:table-cell office:value-type="float" office:value="6.93494302553715" calcext:value-type="float">
            <text:p>6.93494302553715</text:p>
          </table:table-cell>
          <table:table-cell office:value-type="float" office:value="0.186188133635915" calcext:value-type="float">
            <text:p>0.186188133635915</text:p>
          </table:table-cell>
          <table:table-cell office:value-type="float" office:value="1.40905947643252" calcext:value-type="float">
            <text:p>1.40905947643252</text:p>
          </table:table-cell>
        </table:table-row>
        <table:table-row table:style-name="ro1">
          <table:table-cell office:value-type="string" calcext:value-type="string">
            <text:p>ID8501</text:p>
          </table:table-cell>
          <table:table-cell office:value-type="float" office:value="8501" calcext:value-type="float">
            <text:p>8501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388.220639232192" calcext:value-type="float">
            <text:p>388.220639232192</text:p>
          </table:table-cell>
          <table:table-cell office:value-type="float" office:value="1465.6447898312" calcext:value-type="float">
            <text:p>1465.6447898312</text:p>
          </table:table-cell>
          <table:table-cell office:value-type="float" office:value="-13.6967790322064" calcext:value-type="float">
            <text:p>-13.6967790322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12387791741471" calcext:value-type="float">
            <text:p>6.123877917414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411" calcext:value-type="float">
            <text:p>3411</text:p>
          </table:table-cell>
          <table:table-cell office:value-type="float" office:value="2.22253518139782" calcext:value-type="float">
            <text:p>2.22253518139782</text:p>
          </table:table-cell>
          <table:table-cell office:value-type="float" office:value="0.359371789704235" calcext:value-type="float">
            <text:p>0.359371789704235</text:p>
          </table:table-cell>
          <table:table-cell office:value-type="float" office:value="1.45684586300976" calcext:value-type="float">
            <text:p>1.45684586300976</text:p>
          </table:table-cell>
        </table:table-row>
        <table:table-row table:style-name="ro1">
          <table:table-cell office:value-type="string" calcext:value-type="string">
            <text:p>ID6282</text:p>
          </table:table-cell>
          <table:table-cell office:value-type="float" office:value="6282" calcext:value-type="float">
            <text:p>628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80.110287212665" calcext:value-type="float">
            <text:p>480.110287212665</text:p>
          </table:table-cell>
          <table:table-cell office:value-type="float" office:value="1572.37054784436" calcext:value-type="float">
            <text:p>1572.37054784436</text:p>
          </table:table-cell>
          <table:table-cell office:value-type="float" office:value="-3.33623262639062" calcext:value-type="float">
            <text:p>-3.3362326263906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.7378815080791" calcext:value-type="float">
            <text:p>38.737881508079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1577" calcext:value-type="float">
            <text:p>21577</text:p>
          </table:table-cell>
          <table:table-cell office:value-type="float" office:value="6.35175876343019" calcext:value-type="float">
            <text:p>6.35175876343019</text:p>
          </table:table-cell>
          <table:table-cell office:value-type="float" office:value="0.16881811467475" calcext:value-type="float">
            <text:p>0.16881811467475</text:p>
          </table:table-cell>
          <table:table-cell office:value-type="float" office:value="1.76174877692391" calcext:value-type="float">
            <text:p>1.76174877692391</text:p>
          </table:table-cell>
        </table:table-row>
        <table:table-row table:style-name="ro1">
          <table:table-cell office:value-type="string" calcext:value-type="string">
            <text:p>ID6296</text:p>
          </table:table-cell>
          <table:table-cell office:value-type="float" office:value="6296" calcext:value-type="float">
            <text:p>6296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62.705217102934" calcext:value-type="float">
            <text:p>262.705217102934</text:p>
          </table:table-cell>
          <table:table-cell office:value-type="float" office:value="1108.0248290368" calcext:value-type="float">
            <text:p>1108.0248290368</text:p>
          </table:table-cell>
          <table:table-cell office:value-type="float" office:value="-134.664051069176" calcext:value-type="float">
            <text:p>-134.6640510691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7791741472172" calcext:value-type="float">
            <text:p>15.779174147217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789" calcext:value-type="float">
            <text:p>8789</text:p>
          </table:table-cell>
          <table:table-cell office:value-type="float" office:value="4.7041689799114" calcext:value-type="float">
            <text:p>4.7041689799114</text:p>
          </table:table-cell>
          <table:table-cell office:value-type="float" office:value="0.461591008999936" calcext:value-type="float">
            <text:p>0.461591008999936</text:p>
          </table:table-cell>
          <table:table-cell office:value-type="float" office:value="2.11866762043493" calcext:value-type="float">
            <text:p>2.11866762043493</text:p>
          </table:table-cell>
        </table:table-row>
        <table:table-row table:style-name="ro1">
          <table:table-cell office:value-type="string" calcext:value-type="string">
            <text:p>ID6299</text:p>
          </table:table-cell>
          <table:table-cell office:value-type="float" office:value="6299" calcext:value-type="float">
            <text:p>6299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66.437945496897" calcext:value-type="float">
            <text:p>266.437945496897</text:p>
          </table:table-cell>
          <table:table-cell office:value-type="float" office:value="1164.38902778564" calcext:value-type="float">
            <text:p>1164.38902778564</text:p>
          </table:table-cell>
          <table:table-cell office:value-type="float" office:value="-93.6040387355838" calcext:value-type="float">
            <text:p>-93.60403873558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.4506283662478" calcext:value-type="float">
            <text:p>47.450628366247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26430" calcext:value-type="float">
            <text:p>26430</text:p>
          </table:table-cell>
          <table:table-cell office:value-type="float" office:value="9.44654520610919" calcext:value-type="float">
            <text:p>9.44654520610919</text:p>
          </table:table-cell>
          <table:table-cell office:value-type="float" office:value="0.176154077882315" calcext:value-type="float">
            <text:p>0.176154077882315</text:p>
          </table:table-cell>
          <table:table-cell office:value-type="float" office:value="1.5046221090118" calcext:value-type="float">
            <text:p>1.5046221090118</text:p>
          </table:table-cell>
        </table:table-row>
        <table:table-row table:style-name="ro1">
          <table:table-cell office:value-type="string" calcext:value-type="string">
            <text:p>ID6306</text:p>
          </table:table-cell>
          <table:table-cell office:value-type="float" office:value="6306" calcext:value-type="float">
            <text:p>6306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234.61450978921" calcext:value-type="float">
            <text:p>234.61450978921</text:p>
          </table:table-cell>
          <table:table-cell office:value-type="float" office:value="1032.93112616892" calcext:value-type="float">
            <text:p>1032.93112616892</text:p>
          </table:table-cell>
          <table:table-cell office:value-type="float" office:value="-446.307093818819" calcext:value-type="float">
            <text:p>-446.3070938188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07001795332135" calcext:value-type="float">
            <text:p>6.070017953321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81" calcext:value-type="float">
            <text:p>3381</text:p>
          </table:table-cell>
          <table:table-cell office:value-type="float" office:value="2.07601466039638" calcext:value-type="float">
            <text:p>2.07601466039638</text:p>
          </table:table-cell>
          <table:table-cell office:value-type="float" office:value="0.151833098175428" calcext:value-type="float">
            <text:p>0.151833098175428</text:p>
          </table:table-cell>
          <table:table-cell office:value-type="float" office:value="0.77084392698009" calcext:value-type="float">
            <text:p>0.77084392698009</text:p>
          </table:table-cell>
        </table:table-row>
        <table:table-row table:style-name="ro1">
          <table:table-cell office:value-type="string" calcext:value-type="string">
            <text:p>ID6309</text:p>
          </table:table-cell>
          <table:table-cell office:value-type="float" office:value="6309" calcext:value-type="float">
            <text:p>6309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239.083472388957" calcext:value-type="float">
            <text:p>239.083472388957</text:p>
          </table:table-cell>
          <table:table-cell office:value-type="float" office:value="1098.05029547952" calcext:value-type="float">
            <text:p>1098.05029547952</text:p>
          </table:table-cell>
          <table:table-cell office:value-type="float" office:value="-516.533648957702" calcext:value-type="float">
            <text:p>-516.53364895770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834829443447" calcext:value-type="float">
            <text:p>29.834829443447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6618" calcext:value-type="float">
            <text:p>16618</text:p>
          </table:table-cell>
          <table:table-cell office:value-type="float" office:value="3.67100350618749" calcext:value-type="float">
            <text:p>3.67100350618749</text:p>
          </table:table-cell>
          <table:table-cell office:value-type="float" office:value="0.109734228523275" calcext:value-type="float">
            <text:p>0.109734228523275</text:p>
          </table:table-cell>
          <table:table-cell office:value-type="float" office:value="1.60728128911176" calcext:value-type="float">
            <text:p>1.60728128911176</text:p>
          </table:table-cell>
        </table:table-row>
        <table:table-row table:style-name="ro1">
          <table:table-cell office:value-type="string" calcext:value-type="string">
            <text:p>ID6318</text:p>
          </table:table-cell>
          <table:table-cell office:value-type="float" office:value="6318" calcext:value-type="float">
            <text:p>6318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43.319988108661" calcext:value-type="float">
            <text:p>143.319988108661</text:p>
          </table:table-cell>
          <table:table-cell office:value-type="float" office:value="1018.24739191261" calcext:value-type="float">
            <text:p>1018.24739191261</text:p>
          </table:table-cell>
          <table:table-cell office:value-type="float" office:value="-350.543609538523" calcext:value-type="float">
            <text:p>-350.54360953852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54757630161579" calcext:value-type="float">
            <text:p>6.547576301615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47" calcext:value-type="float">
            <text:p>3647</text:p>
          </table:table-cell>
          <table:table-cell office:value-type="float" office:value="2.94493505809819" calcext:value-type="float">
            <text:p>2.94493505809819</text:p>
          </table:table-cell>
          <table:table-cell office:value-type="float" office:value="0.426706671145247" calcext:value-type="float">
            <text:p>0.426706671145247</text:p>
          </table:table-cell>
          <table:table-cell office:value-type="float" office:value="1.32993244867054" calcext:value-type="float">
            <text:p>1.32993244867054</text:p>
          </table:table-cell>
        </table:table-row>
        <table:table-row table:style-name="ro1">
          <table:table-cell office:value-type="string" calcext:value-type="string">
            <text:p>ID6321</text:p>
          </table:table-cell>
          <table:table-cell office:value-type="float" office:value="6321" calcext:value-type="float">
            <text:p>6321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01.822478253866" calcext:value-type="float">
            <text:p>101.822478253866</text:p>
          </table:table-cell>
          <table:table-cell office:value-type="float" office:value="990.79519308559" calcext:value-type="float">
            <text:p>990.79519308559</text:p>
          </table:table-cell>
          <table:table-cell office:value-type="float" office:value="-382.464770965288" calcext:value-type="float">
            <text:p>-382.46477096528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.7235188509875" calcext:value-type="float">
            <text:p>33.723518850987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18784" calcext:value-type="float">
            <text:p>18784</text:p>
          </table:table-cell>
          <table:table-cell office:value-type="float" office:value="5.18669817467043" calcext:value-type="float">
            <text:p>5.18669817467043</text:p>
          </table:table-cell>
          <table:table-cell office:value-type="float" office:value="0.137971361389835" calcext:value-type="float">
            <text:p>0.137971361389835</text:p>
          </table:table-cell>
          <table:table-cell office:value-type="float" office:value="1.57662903741446" calcext:value-type="float">
            <text:p>1.57662903741446</text:p>
          </table:table-cell>
        </table:table-row>
        <table:table-row table:style-name="ro1">
          <table:table-cell office:value-type="string" calcext:value-type="string">
            <text:p>ID6333</text:p>
          </table:table-cell>
          <table:table-cell office:value-type="float" office:value="6333" calcext:value-type="float">
            <text:p>6333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228.199696693913" calcext:value-type="float">
            <text:p>228.199696693913</text:p>
          </table:table-cell>
          <table:table-cell office:value-type="float" office:value="956.463877133755" calcext:value-type="float">
            <text:p>956.463877133755</text:p>
          </table:table-cell>
          <table:table-cell office:value-type="float" office:value="-439.05928343174" calcext:value-type="float">
            <text:p>-439.0592834317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.93716337522441" calcext:value-type="float">
            <text:p>7.937163375224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421" calcext:value-type="float">
            <text:p>4421</text:p>
          </table:table-cell>
          <table:table-cell office:value-type="float" office:value="3.22166695706638" calcext:value-type="float">
            <text:p>3.22166695706638</text:p>
          </table:table-cell>
          <table:table-cell office:value-type="float" office:value="0.178611088422148" calcext:value-type="float">
            <text:p>0.178611088422148</text:p>
          </table:table-cell>
          <table:table-cell office:value-type="float" office:value="0.746711030724794" calcext:value-type="float">
            <text:p>0.746711030724794</text:p>
          </table:table-cell>
        </table:table-row>
        <table:table-row table:style-name="ro1">
          <table:table-cell office:value-type="string" calcext:value-type="string">
            <text:p>ID6329</text:p>
          </table:table-cell>
          <table:table-cell office:value-type="float" office:value="6329" calcext:value-type="float">
            <text:p>6329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92.356505465159" calcext:value-type="float">
            <text:p>192.356505465159</text:p>
          </table:table-cell>
          <table:table-cell office:value-type="float" office:value="970.612505250368" calcext:value-type="float">
            <text:p>970.612505250368</text:p>
          </table:table-cell>
          <table:table-cell office:value-type="float" office:value="-448.491702176149" calcext:value-type="float">
            <text:p>-448.491702176149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.2890484739676" calcext:value-type="float">
            <text:p>33.289048473967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8542" calcext:value-type="float">
            <text:p>18542</text:p>
          </table:table-cell>
          <table:table-cell office:value-type="float" office:value="3.02996521446757" calcext:value-type="float">
            <text:p>3.02996521446757</text:p>
          </table:table-cell>
          <table:table-cell office:value-type="float" office:value="0.106979293269204" calcext:value-type="float">
            <text:p>0.106979293269204</text:p>
          </table:table-cell>
          <table:table-cell office:value-type="float" office:value="2.12350829560919" calcext:value-type="float">
            <text:p>2.12350829560919</text:p>
          </table:table-cell>
        </table:table-row>
        <table:table-row table:style-name="ro1">
          <table:table-cell office:value-type="string" calcext:value-type="string">
            <text:p>ID6338</text:p>
          </table:table-cell>
          <table:table-cell office:value-type="float" office:value="6338" calcext:value-type="float">
            <text:p>6338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20.670123007653" calcext:value-type="float">
            <text:p>120.670123007653</text:p>
          </table:table-cell>
          <table:table-cell office:value-type="float" office:value="1302.63364505356" calcext:value-type="float">
            <text:p>1302.63364505356</text:p>
          </table:table-cell>
          <table:table-cell office:value-type="float" office:value="-363.59993347647" calcext:value-type="float">
            <text:p>-363.5999334764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.00359066427288" calcext:value-type="float">
            <text:p>9.0035906642728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015" calcext:value-type="float">
            <text:p>5015</text:p>
          </table:table-cell>
          <table:table-cell office:value-type="float" office:value="2.69825177170513" calcext:value-type="float">
            <text:p>2.69825177170513</text:p>
          </table:table-cell>
          <table:table-cell office:value-type="float" office:value="0.246985285771971" calcext:value-type="float">
            <text:p>0.246985285771971</text:p>
          </table:table-cell>
          <table:table-cell office:value-type="float" office:value="1.32182213083167" calcext:value-type="float">
            <text:p>1.32182213083167</text:p>
          </table:table-cell>
        </table:table-row>
        <table:table-row table:style-name="ro1">
          <table:table-cell office:value-type="string" calcext:value-type="string">
            <text:p>ID6341</text:p>
          </table:table-cell>
          <table:table-cell office:value-type="float" office:value="6341" calcext:value-type="float">
            <text:p>6341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54.626830487524" calcext:value-type="float">
            <text:p>154.626830487524</text:p>
          </table:table-cell>
          <table:table-cell office:value-type="float" office:value="1299.80391943023" calcext:value-type="float">
            <text:p>1299.80391943023</text:p>
          </table:table-cell>
          <table:table-cell office:value-type="float" office:value="-420.194445942923" calcext:value-type="float">
            <text:p>-420.19444594292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.0556552962298" calcext:value-type="float">
            <text:p>40.055655296229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2311" calcext:value-type="float">
            <text:p>22311</text:p>
          </table:table-cell>
          <table:table-cell office:value-type="float" office:value="4.12556398712958" calcext:value-type="float">
            <text:p>4.12556398712958</text:p>
          </table:table-cell>
          <table:table-cell office:value-type="float" office:value="0.128194974859075" calcext:value-type="float">
            <text:p>0.128194974859075</text:p>
          </table:table-cell>
          <table:table-cell office:value-type="float" office:value="2.20646655977704" calcext:value-type="float">
            <text:p>2.20646655977704</text:p>
          </table:table-cell>
        </table:table-row>
        <table:table-row table:style-name="ro1">
          <table:table-cell office:value-type="string" calcext:value-type="string">
            <text:p>ID6348</text:p>
          </table:table-cell>
          <table:table-cell office:value-type="float" office:value="6348" calcext:value-type="float">
            <text:p>6348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88.744086138192" calcext:value-type="float">
            <text:p>188.744086138192</text:p>
          </table:table-cell>
          <table:table-cell office:value-type="float" office:value="910.780483265656" calcext:value-type="float">
            <text:p>910.780483265656</text:p>
          </table:table-cell>
          <table:table-cell office:value-type="float" office:value="-380.079815617433" calcext:value-type="float">
            <text:p>-380.0798156174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27109515260322" calcext:value-type="float">
            <text:p>2.27109515260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65" calcext:value-type="float">
            <text:p>1265</text:p>
          </table:table-cell>
          <table:table-cell office:value-type="float" office:value="1.03017829702606" calcext:value-type="float">
            <text:p>1.03017829702606</text:p>
          </table:table-cell>
          <table:table-cell office:value-type="float" office:value="0.281693365286261" calcext:value-type="float">
            <text:p>0.281693365286261</text:p>
          </table:table-cell>
          <table:table-cell office:value-type="float" office:value="0.969048272600427" calcext:value-type="float">
            <text:p>0.969048272600427</text:p>
          </table:table-cell>
        </table:table-row>
        <table:table-row table:style-name="ro1">
          <table:table-cell office:value-type="string" calcext:value-type="string">
            <text:p>ID6345</text:p>
          </table:table-cell>
          <table:table-cell office:value-type="float" office:value="6345" calcext:value-type="float">
            <text:p>6345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09.701210224298" calcext:value-type="float">
            <text:p>109.701210224298</text:p>
          </table:table-cell>
          <table:table-cell office:value-type="float" office:value="898.01201869495" calcext:value-type="float">
            <text:p>898.01201869495</text:p>
          </table:table-cell>
          <table:table-cell office:value-type="float" office:value="-343.598488272558" calcext:value-type="float">
            <text:p>-343.59848827255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.8958707360861" calcext:value-type="float">
            <text:p>23.895870736086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3310" calcext:value-type="float">
            <text:p>13310</text:p>
          </table:table-cell>
          <table:table-cell office:value-type="float" office:value="2.36504844380283" calcext:value-type="float">
            <text:p>2.36504844380283</text:p>
          </table:table-cell>
          <table:table-cell office:value-type="float" office:value="0.118740080826399" calcext:value-type="float">
            <text:p>0.118740080826399</text:p>
          </table:table-cell>
          <table:table-cell office:value-type="float" office:value="2.1447711419191" calcext:value-type="float">
            <text:p>2.1447711419191</text:p>
          </table:table-cell>
        </table:table-row>
        <table:table-row table:style-name="ro1">
          <table:table-cell office:value-type="string" calcext:value-type="string">
            <text:p>ID6354</text:p>
          </table:table-cell>
          <table:table-cell office:value-type="float" office:value="6354" calcext:value-type="float">
            <text:p>6354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248.91986727668" calcext:value-type="float">
            <text:p>248.91986727668</text:p>
          </table:table-cell>
          <table:table-cell office:value-type="float" office:value="840.784408215816" calcext:value-type="float">
            <text:p>840.784408215816</text:p>
          </table:table-cell>
          <table:table-cell office:value-type="float" office:value="-380.668377231156" calcext:value-type="float">
            <text:p>-380.66837723115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91921005385997" calcext:value-type="float">
            <text:p>8.9192100538599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968" calcext:value-type="float">
            <text:p>4968</text:p>
          </table:table-cell>
          <table:table-cell office:value-type="float" office:value="3.05741357884878" calcext:value-type="float">
            <text:p>3.05741357884878</text:p>
          </table:table-cell>
          <table:table-cell office:value-type="float" office:value="0.110810133973658" calcext:value-type="float">
            <text:p>0.110810133973658</text:p>
          </table:table-cell>
          <table:table-cell office:value-type="float" office:value="0.582025274527881" calcext:value-type="float">
            <text:p>0.582025274527881</text:p>
          </table:table-cell>
        </table:table-row>
        <table:table-row table:style-name="ro1">
          <table:table-cell office:value-type="string" calcext:value-type="string">
            <text:p>ID6357</text:p>
          </table:table-cell>
          <table:table-cell office:value-type="float" office:value="6357" calcext:value-type="float">
            <text:p>635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221.696939122193" calcext:value-type="float">
            <text:p>221.696939122193</text:p>
          </table:table-cell>
          <table:table-cell office:value-type="float" office:value="841.238123685057" calcext:value-type="float">
            <text:p>841.238123685057</text:p>
          </table:table-cell>
          <table:table-cell office:value-type="float" office:value="-371.594067846327" calcext:value-type="float">
            <text:p>-371.5940678463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.1723518850987" calcext:value-type="float">
            <text:p>20.172351885098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1236" calcext:value-type="float">
            <text:p>11236</text:p>
          </table:table-cell>
          <table:table-cell office:value-type="float" office:value="4.04592659061847" calcext:value-type="float">
            <text:p>4.04592659061847</text:p>
          </table:table-cell>
          <table:table-cell office:value-type="float" office:value="0.0348677885714566" calcext:value-type="float">
            <text:p>0.034867788571457</text:p>
          </table:table-cell>
          <table:table-cell office:value-type="float" office:value="0.33597585436372" calcext:value-type="float">
            <text:p>0.33597585436372</text:p>
          </table:table-cell>
        </table:table-row>
        <table:table-row table:style-name="ro1">
          <table:table-cell office:value-type="string" calcext:value-type="string">
            <text:p>ID6361</text:p>
          </table:table-cell>
          <table:table-cell office:value-type="float" office:value="6361" calcext:value-type="float">
            <text:p>6361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51.062323332902" calcext:value-type="float">
            <text:p>251.062323332902</text:p>
          </table:table-cell>
          <table:table-cell office:value-type="float" office:value="1349.63107104659" calcext:value-type="float">
            <text:p>1349.63107104659</text:p>
          </table:table-cell>
          <table:table-cell office:value-type="float" office:value="-501.36405011999" calcext:value-type="float">
            <text:p>-501.3640501199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10951526032315" calcext:value-type="float">
            <text:p>3.10951526032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32" calcext:value-type="float">
            <text:p>1732</text:p>
          </table:table-cell>
          <table:table-cell office:value-type="float" office:value="2.98446805725053" calcext:value-type="float">
            <text:p>2.98446805725053</text:p>
          </table:table-cell>
          <table:table-cell office:value-type="float" office:value="0.565442030345918" calcext:value-type="float">
            <text:p>0.565442030345918</text:p>
          </table:table-cell>
          <table:table-cell office:value-type="float" office:value="0.752673889493935" calcext:value-type="float">
            <text:p>0.752673889493935</text:p>
          </table:table-cell>
        </table:table-row>
        <table:table-row table:style-name="ro1">
          <table:table-cell office:value-type="string" calcext:value-type="string">
            <text:p>ID6364</text:p>
          </table:table-cell>
          <table:table-cell office:value-type="float" office:value="6364" calcext:value-type="float">
            <text:p>6364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55.58918969268" calcext:value-type="float">
            <text:p>255.58918969268</text:p>
          </table:table-cell>
          <table:table-cell office:value-type="float" office:value="1402.3073341422" calcext:value-type="float">
            <text:p>1402.3073341422</text:p>
          </table:table-cell>
          <table:table-cell office:value-type="float" office:value="-542.517380663431" calcext:value-type="float">
            <text:p>-542.5173806634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382405745063" calcext:value-type="float">
            <text:p>15.13824057450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32" calcext:value-type="float">
            <text:p>8432</text:p>
          </table:table-cell>
          <table:table-cell office:value-type="float" office:value="4.79102042940433" calcext:value-type="float">
            <text:p>4.79102042940433</text:p>
          </table:table-cell>
          <table:table-cell office:value-type="float" office:value="0.370587537603916" calcext:value-type="float">
            <text:p>0.370587537603916</text:p>
          </table:table-cell>
          <table:table-cell office:value-type="float" office:value="1.70868264164602" calcext:value-type="float">
            <text:p>1.70868264164602</text:p>
          </table:table-cell>
        </table:table-row>
        <table:table-row table:style-name="ro1">
          <table:table-cell office:value-type="string" calcext:value-type="string">
            <text:p>ID6371</text:p>
          </table:table-cell>
          <table:table-cell office:value-type="float" office:value="6371" calcext:value-type="float">
            <text:p>6371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77.151769084059" calcext:value-type="float">
            <text:p>177.151769084059</text:p>
          </table:table-cell>
          <table:table-cell office:value-type="float" office:value="1276.77307866147" calcext:value-type="float">
            <text:p>1276.77307866147</text:p>
          </table:table-cell>
          <table:table-cell office:value-type="float" office:value="-428.003876416496" calcext:value-type="float">
            <text:p>-428.00387641649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50987432675044" calcext:value-type="float">
            <text:p>3.509874326750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55" calcext:value-type="float">
            <text:p>1955</text:p>
          </table:table-cell>
          <table:table-cell office:value-type="float" office:value="2.21066564864005" calcext:value-type="float">
            <text:p>2.21066564864005</text:p>
          </table:table-cell>
          <table:table-cell office:value-type="float" office:value="0.565161801695586" calcext:value-type="float">
            <text:p>0.565161801695586</text:p>
          </table:table-cell>
          <table:table-cell office:value-type="float" office:value="1.14660032384378" calcext:value-type="float">
            <text:p>1.14660032384378</text:p>
          </table:table-cell>
        </table:table-row>
        <table:table-row table:style-name="ro1">
          <table:table-cell office:value-type="string" calcext:value-type="string">
            <text:p>ID6375</text:p>
          </table:table-cell>
          <table:table-cell office:value-type="float" office:value="6375" calcext:value-type="float">
            <text:p>6375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59.739624972279" calcext:value-type="float">
            <text:p>159.739624972279</text:p>
          </table:table-cell>
          <table:table-cell office:value-type="float" office:value="1320.94833316728" calcext:value-type="float">
            <text:p>1320.94833316728</text:p>
          </table:table-cell>
          <table:table-cell office:value-type="float" office:value="-466.69752999823" calcext:value-type="float">
            <text:p>-466.6975299982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.640933572711" calcext:value-type="float">
            <text:p>37.64093357271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966" calcext:value-type="float">
            <text:p>20966</text:p>
          </table:table-cell>
          <table:table-cell office:value-type="float" office:value="5.96515461915881" calcext:value-type="float">
            <text:p>5.96515461915881</text:p>
          </table:table-cell>
          <table:table-cell office:value-type="float" office:value="0.217897195997778" calcext:value-type="float">
            <text:p>0.217897195997778</text:p>
          </table:table-cell>
          <table:table-cell office:value-type="float" office:value="2.25792591271798" calcext:value-type="float">
            <text:p>2.25792591271798</text:p>
          </table:table-cell>
        </table:table-row>
        <table:table-row table:style-name="ro1">
          <table:table-cell office:value-type="string" calcext:value-type="string">
            <text:p>ID4240</text:p>
          </table:table-cell>
          <table:table-cell office:value-type="float" office:value="4240" calcext:value-type="float">
            <text:p>4240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328.905603647855" calcext:value-type="float">
            <text:p>328.905603647855</text:p>
          </table:table-cell>
          <table:table-cell office:value-type="float" office:value="1383.62588246196" calcext:value-type="float">
            <text:p>1383.62588246196</text:p>
          </table:table-cell>
          <table:table-cell office:value-type="float" office:value="-80.2417930972882" calcext:value-type="float">
            <text:p>-80.241793097288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.5619389587073" calcext:value-type="float">
            <text:p>13.561938958707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554" calcext:value-type="float">
            <text:p>7554</text:p>
          </table:table-cell>
          <table:table-cell office:value-type="float" office:value="3.39411072308843" calcext:value-type="float">
            <text:p>3.39411072308843</text:p>
          </table:table-cell>
          <table:table-cell office:value-type="float" office:value="0.141273126712884" calcext:value-type="float">
            <text:p>0.141273126712884</text:p>
          </table:table-cell>
          <table:table-cell office:value-type="float" office:value="0.989226498318687" calcext:value-type="float">
            <text:p>0.989226498318687</text:p>
          </table:table-cell>
        </table:table-row>
        <table:table-row table:style-name="ro1">
          <table:table-cell office:value-type="string" calcext:value-type="string">
            <text:p>ID4237</text:p>
          </table:table-cell>
          <table:table-cell office:value-type="float" office:value="4237" calcext:value-type="float">
            <text:p>4237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335.147247247624" calcext:value-type="float">
            <text:p>335.147247247624</text:p>
          </table:table-cell>
          <table:table-cell office:value-type="float" office:value="1495.9754672578" calcext:value-type="float">
            <text:p>1495.9754672578</text:p>
          </table:table-cell>
          <table:table-cell office:value-type="float" office:value="-26.7419908135537" calcext:value-type="float">
            <text:p>-26.74199081355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.9874326750449" calcext:value-type="float">
            <text:p>23.987432675044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3361" calcext:value-type="float">
            <text:p>13361</text:p>
          </table:table-cell>
          <table:table-cell office:value-type="float" office:value="4.78323511665072" calcext:value-type="float">
            <text:p>4.78323511665072</text:p>
          </table:table-cell>
          <table:table-cell office:value-type="float" office:value="0.222810254730603" calcext:value-type="float">
            <text:p>0.222810254730603</text:p>
          </table:table-cell>
          <table:table-cell office:value-type="float" office:value="1.82754524894599" calcext:value-type="float">
            <text:p>1.82754524894599</text:p>
          </table:table-cell>
        </table:table-row>
        <table:table-row table:style-name="ro1">
          <table:table-cell office:value-type="string" calcext:value-type="string">
            <text:p>ID6387</text:p>
          </table:table-cell>
          <table:table-cell office:value-type="float" office:value="6387" calcext:value-type="float">
            <text:p>6387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24.838378298412" calcext:value-type="float">
            <text:p>224.838378298412</text:p>
          </table:table-cell>
          <table:table-cell office:value-type="float" office:value="1382.20441948223" calcext:value-type="float">
            <text:p>1382.20441948223</text:p>
          </table:table-cell>
          <table:table-cell office:value-type="float" office:value="-516.222568965065" calcext:value-type="float">
            <text:p>-516.2225689650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8438061041292" calcext:value-type="float">
            <text:p>10.84380610412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040" calcext:value-type="float">
            <text:p>6040</text:p>
          </table:table-cell>
          <table:table-cell office:value-type="float" office:value="3.22908631615151" calcext:value-type="float">
            <text:p>3.22908631615151</text:p>
          </table:table-cell>
          <table:table-cell office:value-type="float" office:value="0.418464976057132" calcext:value-type="float">
            <text:p>0.418464976057132</text:p>
          </table:table-cell>
          <table:table-cell office:value-type="float" office:value="1.98140193607946" calcext:value-type="float">
            <text:p>1.98140193607946</text:p>
          </table:table-cell>
        </table:table-row>
        <table:table-row table:style-name="ro1">
          <table:table-cell office:value-type="string" calcext:value-type="string">
            <text:p>ID6390</text:p>
          </table:table-cell>
          <table:table-cell office:value-type="float" office:value="6390" calcext:value-type="float">
            <text:p>6390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82.556411557831" calcext:value-type="float">
            <text:p>282.556411557831</text:p>
          </table:table-cell>
          <table:table-cell office:value-type="float" office:value="1408.64508276308" calcext:value-type="float">
            <text:p>1408.64508276308</text:p>
          </table:table-cell>
          <table:table-cell office:value-type="float" office:value="-532.344924624121" calcext:value-type="float">
            <text:p>-532.3449246241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.1921005385997" calcext:value-type="float">
            <text:p>23.192100538599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918" calcext:value-type="float">
            <text:p>12918</text:p>
          </table:table-cell>
          <table:table-cell office:value-type="float" office:value="6.05378252087219" calcext:value-type="float">
            <text:p>6.05378252087219</text:p>
          </table:table-cell>
          <table:table-cell office:value-type="float" office:value="0.205519910421183" calcext:value-type="float">
            <text:p>0.205519910421183</text:p>
          </table:table-cell>
          <table:table-cell office:value-type="float" office:value="1.3062394022889" calcext:value-type="float">
            <text:p>1.3062394022889</text:p>
          </table:table-cell>
        </table:table-row>
        <table:table-row table:style-name="ro1">
          <table:table-cell office:value-type="string" calcext:value-type="string">
            <text:p>ID6411</text:p>
          </table:table-cell>
          <table:table-cell office:value-type="float" office:value="6411" calcext:value-type="float">
            <text:p>6411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22.265213704956" calcext:value-type="float">
            <text:p>222.265213704956</text:p>
          </table:table-cell>
          <table:table-cell office:value-type="float" office:value="1221.61907622458" calcext:value-type="float">
            <text:p>1221.61907622458</text:p>
          </table:table-cell>
          <table:table-cell office:value-type="float" office:value="-174.164077781305" calcext:value-type="float">
            <text:p>-174.16407778130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5709156193896" calcext:value-type="float">
            <text:p>10.57091561938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888" calcext:value-type="float">
            <text:p>5888</text:p>
          </table:table-cell>
          <table:table-cell office:value-type="float" office:value="4.12189469622309" calcext:value-type="float">
            <text:p>4.12189469622309</text:p>
          </table:table-cell>
          <table:table-cell office:value-type="float" office:value="0.447953511269341" calcext:value-type="float">
            <text:p>0.447953511269341</text:p>
          </table:table-cell>
          <table:table-cell office:value-type="float" office:value="1.58680673851663" calcext:value-type="float">
            <text:p>1.58680673851663</text:p>
          </table:table-cell>
        </table:table-row>
        <table:table-row table:style-name="ro1">
          <table:table-cell office:value-type="string" calcext:value-type="string">
            <text:p>ID6414</text:p>
          </table:table-cell>
          <table:table-cell office:value-type="float" office:value="6414" calcext:value-type="float">
            <text:p>6414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26.908226992607" calcext:value-type="float">
            <text:p>226.908226992607</text:p>
          </table:table-cell>
          <table:table-cell office:value-type="float" office:value="1224.95545817041" calcext:value-type="float">
            <text:p>1224.95545817041</text:p>
          </table:table-cell>
          <table:table-cell office:value-type="float" office:value="-129.183588852011" calcext:value-type="float">
            <text:p>-129.1835888520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.7271095152603" calcext:value-type="float">
            <text:p>26.727109515260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4887" calcext:value-type="float">
            <text:p>14887</text:p>
          </table:table-cell>
          <table:table-cell office:value-type="float" office:value="5.8183721434655" calcext:value-type="float">
            <text:p>5.8183721434655</text:p>
          </table:table-cell>
          <table:table-cell office:value-type="float" office:value="0.326432144453755" calcext:value-type="float">
            <text:p>0.326432144453755</text:p>
          </table:table-cell>
          <table:table-cell office:value-type="float" office:value="2.2609365450355" calcext:value-type="float">
            <text:p>2.2609365450355</text:p>
          </table:table-cell>
        </table:table-row>
        <table:table-row table:style-name="ro1">
          <table:table-cell office:value-type="string" calcext:value-type="string">
            <text:p>ID6422</text:p>
          </table:table-cell>
          <table:table-cell office:value-type="float" office:value="6422" calcext:value-type="float">
            <text:p>6422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14.45740087777" calcext:value-type="float">
            <text:p>314.45740087777</text:p>
          </table:table-cell>
          <table:table-cell office:value-type="float" office:value="1204.7744959384" calcext:value-type="float">
            <text:p>1204.7744959384</text:p>
          </table:table-cell>
          <table:table-cell office:value-type="float" office:value="-591.225707094705" calcext:value-type="float">
            <text:p>-591.22570709470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30161579892279" calcext:value-type="float">
            <text:p>4.301615798922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96" calcext:value-type="float">
            <text:p>2396</text:p>
          </table:table-cell>
          <table:table-cell office:value-type="float" office:value="3.34021941342509" calcext:value-type="float">
            <text:p>3.34021941342509</text:p>
          </table:table-cell>
          <table:table-cell office:value-type="float" office:value="0.569014316234269" calcext:value-type="float">
            <text:p>0.569014316234269</text:p>
          </table:table-cell>
          <table:table-cell office:value-type="float" office:value="0.93407748801822" calcext:value-type="float">
            <text:p>0.93407748801822</text:p>
          </table:table-cell>
        </table:table-row>
        <table:table-row table:style-name="ro1">
          <table:table-cell office:value-type="string" calcext:value-type="string">
            <text:p>ID6425</text:p>
          </table:table-cell>
          <table:table-cell office:value-type="float" office:value="6425" calcext:value-type="float">
            <text:p>642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70.885504297197" calcext:value-type="float">
            <text:p>370.885504297197</text:p>
          </table:table-cell>
          <table:table-cell office:value-type="float" office:value="1166.49837663198" calcext:value-type="float">
            <text:p>1166.49837663198</text:p>
          </table:table-cell>
          <table:table-cell office:value-type="float" office:value="-636.043661510876" calcext:value-type="float">
            <text:p>-636.04366151087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.3536804308798" calcext:value-type="float">
            <text:p>22.353680430879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2451" calcext:value-type="float">
            <text:p>12451</text:p>
          </table:table-cell>
          <table:table-cell office:value-type="float" office:value="3.91302127911227" calcext:value-type="float">
            <text:p>3.91302127911227</text:p>
          </table:table-cell>
          <table:table-cell office:value-type="float" office:value="0.155839703827308" calcext:value-type="float">
            <text:p>0.155839703827308</text:p>
          </table:table-cell>
          <table:table-cell office:value-type="float" office:value="1.54044901730795" calcext:value-type="float">
            <text:p>1.54044901730795</text:p>
          </table:table-cell>
        </table:table-row>
        <table:table-row table:style-name="ro1">
          <table:table-cell office:value-type="string" calcext:value-type="string">
            <text:p>ID6434</text:p>
          </table:table-cell>
          <table:table-cell office:value-type="float" office:value="6434" calcext:value-type="float">
            <text:p>6434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45.727193646116" calcext:value-type="float">
            <text:p>245.727193646116</text:p>
          </table:table-cell>
          <table:table-cell office:value-type="float" office:value="912.769031603212" calcext:value-type="float">
            <text:p>912.769031603212</text:p>
          </table:table-cell>
          <table:table-cell office:value-type="float" office:value="-219.688664954033" calcext:value-type="float">
            <text:p>-219.6886649540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3375224416517" calcext:value-type="float">
            <text:p>3.33752244165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59" calcext:value-type="float">
            <text:p>1859</text:p>
          </table:table-cell>
          <table:table-cell office:value-type="float" office:value="3.46787564318039" calcext:value-type="float">
            <text:p>3.46787564318039</text:p>
          </table:table-cell>
          <table:table-cell office:value-type="float" office:value="0.332125562243387" calcext:value-type="float">
            <text:p>0.332125562243387</text:p>
          </table:table-cell>
          <table:table-cell office:value-type="float" office:value="0.479896757280476" calcext:value-type="float">
            <text:p>0.479896757280476</text:p>
          </table:table-cell>
        </table:table-row>
        <table:table-row table:style-name="ro1">
          <table:table-cell office:value-type="string" calcext:value-type="string">
            <text:p>ID6431</text:p>
          </table:table-cell>
          <table:table-cell office:value-type="float" office:value="6431" calcext:value-type="float">
            <text:p>6431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50.882072827172" calcext:value-type="float">
            <text:p>250.882072827172</text:p>
          </table:table-cell>
          <table:table-cell office:value-type="float" office:value="951.346500537035" calcext:value-type="float">
            <text:p>951.346500537035</text:p>
          </table:table-cell>
          <table:table-cell office:value-type="float" office:value="-175.426931209242" calcext:value-type="float">
            <text:p>-175.42693120924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.4254937163375" calcext:value-type="float">
            <text:p>21.425493716337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1934" calcext:value-type="float">
            <text:p>11934</text:p>
          </table:table-cell>
          <table:table-cell office:value-type="float" office:value="4.3452939045957" calcext:value-type="float">
            <text:p>4.3452939045957</text:p>
          </table:table-cell>
          <table:table-cell office:value-type="float" office:value="0.209750337553486" calcext:value-type="float">
            <text:p>0.209750337553486</text:p>
          </table:table-cell>
          <table:table-cell office:value-type="float" office:value="1.7098129186294" calcext:value-type="float">
            <text:p>1.7098129186294</text:p>
          </table:table-cell>
        </table:table-row>
        <table:table-row table:style-name="ro1">
          <table:table-cell office:value-type="string" calcext:value-type="string">
            <text:p>ID8478</text:p>
          </table:table-cell>
          <table:table-cell office:value-type="float" office:value="8478" calcext:value-type="float">
            <text:p>8478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26.379394374147" calcext:value-type="float">
            <text:p>226.379394374147</text:p>
          </table:table-cell>
          <table:table-cell office:value-type="float" office:value="1463.8513039622" calcext:value-type="float">
            <text:p>1463.8513039622</text:p>
          </table:table-cell>
          <table:table-cell office:value-type="float" office:value="-418.611347338029" calcext:value-type="float">
            <text:p>-418.611347338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836624775583485" calcext:value-type="float">
            <text:p>0.836624775583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6" calcext:value-type="float">
            <text:p>466</text:p>
          </table:table-cell>
          <table:table-cell office:value-type="float" office:value="1.28783241471003" calcext:value-type="float">
            <text:p>1.28783241471003</text:p>
          </table:table-cell>
          <table:table-cell office:value-type="float" office:value="0.207284358843127" calcext:value-type="float">
            <text:p>0.207284358843127</text:p>
          </table:table-cell>
          <table:table-cell office:value-type="float" office:value="0.223078812288827" calcext:value-type="float">
            <text:p>0.223078812288827</text:p>
          </table:table-cell>
        </table:table-row>
        <table:table-row table:style-name="ro1">
          <table:table-cell office:value-type="string" calcext:value-type="string">
            <text:p>ID8482</text:p>
          </table:table-cell>
          <table:table-cell office:value-type="float" office:value="8482" calcext:value-type="float">
            <text:p>8482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35.537055533264" calcext:value-type="float">
            <text:p>335.537055533264</text:p>
          </table:table-cell>
          <table:table-cell office:value-type="float" office:value="1556.97490556747" calcext:value-type="float">
            <text:p>1556.97490556747</text:p>
          </table:table-cell>
          <table:table-cell office:value-type="float" office:value="-573.964734803826" calcext:value-type="float">
            <text:p>-573.9647348038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9910233393179" calcext:value-type="float">
            <text:p>18.991023339317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0578" calcext:value-type="float">
            <text:p>10578</text:p>
          </table:table-cell>
          <table:table-cell office:value-type="float" office:value="4.30178044047896" calcext:value-type="float">
            <text:p>4.30178044047896</text:p>
          </table:table-cell>
          <table:table-cell office:value-type="float" office:value="0.254275188003858" calcext:value-type="float">
            <text:p>0.254275188003858</text:p>
          </table:table-cell>
          <table:table-cell office:value-type="float" office:value="1.78995154907096" calcext:value-type="float">
            <text:p>1.78995154907096</text:p>
          </table:table-cell>
        </table:table-row>
        <table:table-row table:style-name="ro1">
          <table:table-cell office:value-type="string" calcext:value-type="string">
            <text:p>ID8490</text:p>
          </table:table-cell>
          <table:table-cell office:value-type="float" office:value="8490" calcext:value-type="float">
            <text:p>849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99.742947209054" calcext:value-type="float">
            <text:p>299.742947209054</text:p>
          </table:table-cell>
          <table:table-cell office:value-type="float" office:value="1510.52542393389" calcext:value-type="float">
            <text:p>1510.52542393389</text:p>
          </table:table-cell>
          <table:table-cell office:value-type="float" office:value="-556.383858850687" calcext:value-type="float">
            <text:p>-556.383858850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508078994614" calcext:value-type="float">
            <text:p>3.5080789946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54" calcext:value-type="float">
            <text:p>1954</text:p>
          </table:table-cell>
          <table:table-cell office:value-type="float" office:value="2.62706364396299" calcext:value-type="float">
            <text:p>2.62706364396299</text:p>
          </table:table-cell>
          <table:table-cell office:value-type="float" office:value="0.488979201892528" calcext:value-type="float">
            <text:p>0.488979201892528</text:p>
          </table:table-cell>
          <table:table-cell office:value-type="float" office:value="0.877062457320493" calcext:value-type="float">
            <text:p>0.877062457320493</text:p>
          </table:table-cell>
        </table:table-row>
        <table:table-row table:style-name="ro1">
          <table:table-cell office:value-type="string" calcext:value-type="string">
            <text:p>ID8493</text:p>
          </table:table-cell>
          <table:table-cell office:value-type="float" office:value="8493" calcext:value-type="float">
            <text:p>8493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29.178169980944" calcext:value-type="float">
            <text:p>329.178169980944</text:p>
          </table:table-cell>
          <table:table-cell office:value-type="float" office:value="1529.58580449925" calcext:value-type="float">
            <text:p>1529.58580449925</text:p>
          </table:table-cell>
          <table:table-cell office:value-type="float" office:value="-605.368422521315" calcext:value-type="float">
            <text:p>-605.3684225213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.6319569120288" calcext:value-type="float">
            <text:p>17.631956912028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821" calcext:value-type="float">
            <text:p>9821</text:p>
          </table:table-cell>
          <table:table-cell office:value-type="float" office:value="3.41746234236011" calcext:value-type="float">
            <text:p>3.41746234236011</text:p>
          </table:table-cell>
          <table:table-cell office:value-type="float" office:value="0.123225428324123" calcext:value-type="float">
            <text:p>0.123225428324123</text:p>
          </table:table-cell>
          <table:table-cell office:value-type="float" office:value="1.13203585764032" calcext:value-type="float">
            <text:p>1.132035857640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15T21:47:28.440693887</dc:date>
    <dc:creator>Martin Dominguez</dc:creator>
    <meta:editing-duration>PT22S</meta:editing-duration>
    <meta:editing-cycles>1</meta:editing-cycles>
    <meta:document-statistic meta:table-count="1" meta:cell-count="1222" meta:object-count="0"/>
    <meta:generator>LibreOffice/6.4.7.2$Linux_X86_64 LibreOffice_project/40$Build-2</meta:generator>
  </office:meta>
</office:document-meta>
</file>